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50%"/>
      <style:text-properties fo:font-size="12pt" style:font-size-asian="12pt"/>
    </style:style>
    <style:style style:name="P2" style:parent-style-name="Normal" style:family="paragraph">
      <style:paragraph-properties fo:line-height="150%"/>
      <style:text-properties fo:font-size="12pt" style:font-size-asian="12pt"/>
    </style:style>
    <style:style style:name="P3" style:parent-style-name="Normal" style:family="paragraph">
      <style:paragraph-properties fo:line-height="150%"/>
      <style:text-properties fo:font-size="12pt" style:font-size-asian="12pt"/>
    </style:style>
    <style:style style:name="P4" style:parent-style-name="Normal" style:family="paragraph">
      <style:paragraph-properties fo:line-height="150%"/>
      <style:text-properties fo:font-size="12pt" style:font-size-asian="12pt"/>
    </style:style>
    <style:style style:name="P5" style:parent-style-name="Normal" style:family="paragraph">
      <style:paragraph-properties fo:line-height="150%"/>
      <style:text-properties fo:font-size="12pt" style:font-size-asian="12pt"/>
    </style:style>
    <style:style style:name="P6" style:parent-style-name="Normal" style:family="paragraph">
      <style:paragraph-properties fo:line-height="150%"/>
      <style:text-properties fo:font-size="12pt" style:font-size-asian="12pt"/>
    </style:style>
    <style:style style:name="P7" style:parent-style-name="Normal" style:family="paragraph">
      <style:paragraph-properties fo:line-height="150%"/>
      <style:text-properties fo:font-size="12pt" style:font-size-asian="12pt"/>
    </style:style>
    <style:style style:name="P8" style:parent-style-name="Normal" style:family="paragraph">
      <style:paragraph-properties fo:line-height="150%"/>
      <style:text-properties fo:font-size="12pt" style:font-size-asian="12pt"/>
    </style:style>
    <style:style style:name="P9" style:parent-style-name="Normal" style:family="paragraph">
      <style:paragraph-properties fo:line-height="150%"/>
    </style:style>
    <style:style style:name="T10" style:parent-style-name="Standardskriftforavsnitt" style:family="text">
      <style:text-properties fo:font-size="12pt" style:font-size-asian="12pt"/>
    </style:style>
    <style:style style:name="T11" style:parent-style-name="Standardskriftforavsnitt" style:family="text">
      <style:text-properties fo:font-size="12pt" style:font-size-asian="12pt"/>
    </style:style>
    <style:style style:name="T12" style:parent-style-name="Standardskriftforavsnitt" style:family="text">
      <style:text-properties fo:font-size="12pt" style:font-size-asian="12pt"/>
    </style:style>
    <style:style style:name="P13" style:parent-style-name="Normal" style:family="paragraph">
      <style:paragraph-properties fo:line-height="150%"/>
    </style:style>
    <style:style style:name="T14" style:parent-style-name="Standardskriftforavsnitt" style:family="text">
      <style:text-properties fo:font-size="12pt" style:font-size-asian="12pt"/>
    </style:style>
    <style:style style:name="T15" style:parent-style-name="Standardskriftforavsnitt" style:family="text">
      <style:text-properties fo:font-size="12pt" style:font-size-asian="12pt"/>
    </style:style>
    <style:style style:name="T16" style:parent-style-name="Standardskriftforavsnitt" style:family="text">
      <style:text-properties fo:font-size="12pt" style:font-size-asian="12pt"/>
    </style:style>
    <style:style style:name="T17" style:parent-style-name="Standardskriftforavsnitt" style:family="text">
      <style:text-properties fo:font-size="12pt" style:font-size-asian="12pt"/>
    </style:style>
    <style:style style:name="T18" style:parent-style-name="Standardskriftforavsnitt" style:family="text">
      <style:text-properties fo:font-size="12pt" style:font-size-asian="12pt"/>
    </style:style>
    <style:style style:name="T19" style:parent-style-name="Standardskriftforavsnitt" style:family="text">
      <style:text-properties fo:font-size="12pt" style:font-size-asian="12pt"/>
    </style:style>
    <style:style style:name="T20" style:parent-style-name="Standardskriftforavsnitt" style:family="text">
      <style:text-properties fo:font-size="12pt" style:font-size-asian="12pt"/>
    </style:style>
    <style:style style:name="T21" style:parent-style-name="Standardskriftforavsnitt" style:family="text">
      <style:text-properties fo:font-size="12pt" style:font-size-asian="12pt"/>
    </style:style>
    <style:style style:name="T22" style:parent-style-name="Standardskriftforavsnitt" style:family="text">
      <style:text-properties fo:font-size="12pt" style:font-size-asian="12pt"/>
    </style:style>
    <style:style style:name="T23" style:parent-style-name="Standardskriftforavsnitt" style:family="text">
      <style:text-properties fo:font-size="12pt" style:font-size-asian="12pt"/>
    </style:style>
    <style:style style:name="P24" style:parent-style-name="Normal" style:family="paragraph">
      <style:paragraph-properties fo:line-height="150%"/>
      <style:text-properties fo:font-size="12pt" style:font-size-asian="12pt"/>
    </style:style>
    <style:style style:name="P25" style:parent-style-name="Normal" style:family="paragraph">
      <style:paragraph-properties fo:line-height="150%"/>
      <style:text-properties fo:font-size="12pt" style:font-size-asian="12pt"/>
    </style:style>
  </office:automatic-styles>
  <office:body>
    <office:text text:use-soft-page-breaks="true">
      <text:p text:style-name="P1">How it works pic 1:</text:p>
      <text:p text:style-name="P2">A comprehensive and easy to use check list of tasks and needs that needs to be fulfilled.<text:s/></text:p>
      <text:p text:style-name="P3">How it works pic 2:</text:p>
      <text:p text:style-name="P4">A simple, yet orderly way to leave and access<text:s/>comments from the nurse, family members and doctors.</text:p>
      <text:p text:style-name="P5">How it works pic 3:</text:p>
      <text:p text:style-name="P6">A QR-code that enables quick and easy check-ins and check-outs. If the QR-code is not working for some reason, the app offers a manual method of entering the patient’s code.</text:p>
      <text:p text:style-name="P7"/>
      <text:p text:style-name="P8">Features:</text:p>
      <text:p text:style-name="P9"><text:span text:style-name="T10">This app features functions that will not only make the life of our elderly better, bu</text:span><text:span text:style-name="T11">t will also make the job of the</text:span><text:s/>healthcare worker<text:span text:style-name="T12"><text:s/>easier, and will reassure many families that their elderly is getting proper and professional treatment.<text:s/></text:span></text:p>
      <text:p text:style-name="P13"><text:span text:style-name="T14">Our system will m</text:span><text:span text:style-name="T15">ake a personal page to each registered patient. Each patient’s page will include a list of needs that will be fulfilled every day if no other information is given. The patient’s page will also include all the impairments of<text:s/></text:span><text:span text:style-name="T16">the patient, which will help the healthcare worker<text:s/></text:span><text:span text:style-name="T17">do a better job taking care of the patient. Another feature on the patient’s personal page is the comment section. In the comment section, everybody can leave com</text:span><text:span text:style-name="T18">ments that is accessible by; the doctor, healthcare workers, the family, nurses, the state, the senior center and the driver.<text:s/></text:span><text:span text:style-name="T19">The comments th</text:span><text:span text:style-name="T20">at is p</text:span><text:span text:style-name="T21">osted can be tweaked to be accessible by certain people</text:span><text:span text:style-name="T22">. This will<text:s/></text:span><text:span text:style-name="T23">reduce the amount of non-relevant comments each person will receive. For instance, the doctor does not need to know about the patient wanting to see a certain movie.<text:s/></text:span></text:p>
      <text:p text:style-name="P24">The Care+ app connects the user<text:s/>to the patient’s personal page. A checklist of tasks, impairments, comments and other information will be available for the user to access. For the nurses, healthcare workers<text:s/>and drivers, a schedule will be accessible and will consist of the time the patient will be visited,<text:s/>the name of the patient and the address with a GPS module for the ease of transportation. The app will contain a QR-scanner that can scan the QR-note in each<text:s/>patient’s homes. When the healthcare worker<text:s/>scans the QR-code,<text:s/>she will check-in with the patient, giving him/her<text:s/>the<text:s/>“checked-in” status. When the<text:s/>tasks are done and the patient has all their needs taken care of, the nurse will scan the QR-code again to check-out and be on the way to the next patient.<text:s/></text:p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y Le</meta:initial-creator>
    <dc:creator>Huy Le</dc:creator>
    <meta:creation-date>2016-11-08T23:20:00Z</meta:creation-date>
    <dc:date>2016-11-11T20:48:00Z</dc:date>
    <meta:template xlink:href="Normal" xlink:type="simple"/>
    <meta:editing-cycles>4</meta:editing-cycles>
    <meta:editing-duration>PT78900S</meta:editing-duration>
    <meta:document-statistic meta:page-count="1" meta:paragraph-count="4" meta:word-count="341" meta:character-count="2281" meta:row-count="16" meta:non-whitespace-character-count="1944"/>
  </office:meta>
</office:document-meta>
</file>